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c23" officeooo:paragraph-rsid="001ebc23" style:font-weight-asian="bold" style:font-weight-complex="bold"/>
    </style:style>
    <style:style style:name="P2" style:family="paragraph" style:parent-style-name="Standard">
      <style:text-properties officeooo:rsid="001ebc23" officeooo:paragraph-rsid="001ebc23"/>
    </style:style>
    <style:style style:name="P3" style:family="paragraph" style:parent-style-name="Standard">
      <style:text-properties officeooo:rsid="001ebc23" officeooo:paragraph-rsid="00231fbe"/>
    </style:style>
    <style:style style:name="P4" style:family="paragraph" style:parent-style-name="Standard">
      <style:text-properties officeooo:rsid="001f6986" officeooo:paragraph-rsid="001f6986"/>
    </style:style>
    <style:style style:name="P5" style:family="paragraph" style:parent-style-name="Standard">
      <style:text-properties officeooo:rsid="002106d4" officeooo:paragraph-rsid="002106d4"/>
    </style:style>
    <style:style style:name="P6" style:family="paragraph" style:parent-style-name="Standard">
      <style:text-properties fo:font-weight="bold" officeooo:rsid="001ebc23" officeooo:paragraph-rsid="001ebc23" style:font-weight-asian="bold" style:font-weight-complex="bold"/>
    </style:style>
    <style:style style:name="P7" style:family="paragraph" style:parent-style-name="Standard">
      <style:text-properties fo:font-weight="bold" officeooo:rsid="00231fbe" officeooo:paragraph-rsid="00231fbe" style:font-weight-asian="bold" style:font-weight-complex="bold"/>
    </style:style>
    <style:style style:name="P8" style:family="paragraph" style:parent-style-name="Standard">
      <style:text-properties fo:font-weight="bold" officeooo:rsid="002106d4" officeooo:paragraph-rsid="00231fbe" style:font-weight-asian="bold" style:font-weight-complex="bold"/>
    </style:style>
    <style:style style:name="P9" style:family="paragraph" style:parent-style-name="Standard">
      <style:text-properties officeooo:rsid="00231fbe" officeooo:paragraph-rsid="00231fbe"/>
    </style:style>
    <style:style style:name="P10" style:family="paragraph" style:parent-style-name="Standard">
      <style:text-properties fo:font-weight="normal" officeooo:rsid="0027c75d" officeooo:paragraph-rsid="0027c75d" style:font-weight-asian="normal" style:font-weight-complex="normal"/>
    </style:style>
    <style:style style:name="P11" style:family="paragraph" style:parent-style-name="Standard">
      <style:text-properties officeooo:paragraph-rsid="00257045"/>
    </style:style>
    <style:style style:name="P12" style:family="paragraph" style:parent-style-name="Standard">
      <style:text-properties officeooo:rsid="0027c75d" officeooo:paragraph-rsid="0027c75d"/>
    </style:style>
    <style:style style:name="P13" style:family="paragraph" style:parent-style-name="Standard">
      <style:text-properties officeooo:rsid="00288725" officeooo:paragraph-rsid="00288725"/>
    </style:style>
    <style:style style:name="T1" style:family="text">
      <style:text-properties officeooo:rsid="001cd749"/>
    </style:style>
    <style:style style:name="T2" style:family="text">
      <style:text-properties officeooo:rsid="001f6986"/>
    </style:style>
    <style:style style:name="T3" style:family="text">
      <style:text-properties officeooo:rsid="0022d0b0"/>
    </style:style>
    <style:style style:name="T4" style:family="text">
      <style:text-properties officeooo:rsid="00231fbe"/>
    </style:style>
    <style:style style:name="T5" style:family="text">
      <style:text-properties fo:font-weight="bold" officeooo:rsid="001f6986" style:font-weight-asian="bold" style:font-weight-complex="bold"/>
    </style:style>
    <style:style style:name="T6" style:family="text">
      <style:text-properties officeooo:rsid="0027c75d"/>
    </style:style>
    <style:style style:name="T7" style:family="text">
      <style:text-properties officeooo:rsid="00288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text:span text:style-name="T1">SPECIFICATION FONCTIONNELLE</text:span></text:p>
      <text:p text:style-name="Standard"><text:tab/><text:tab/><text:tab/><text:tab/><text:tab/><text:span text:style-name="T1">DATA-PROJECTS</text:span></text:p>
      <text:p text:style-name="Standard"/>
      <text:p text:style-name="Standard"/>
      <text:p text:style-name="P1"/>
      <text:p text:style-name="P1"/>
      <text:p text:style-name="P1"/>
      <text:p text:style-name="P1"/>
      <text:p text:style-name="P1">HTML</text:p>
      <text:p text:style-name="P2"/>
      <text:p text:style-name="P9">1- Index.php</text:p>
      <text:p text:style-name="P9"/>
      <text:p text:style-name="P12">L’utilisateur clique sur un département sur l’image de la carte de France.</text:p>
      <text:p text:style-name="P12"/>
      <text:p text:style-name="P9"/>
      <text:p text:style-name="P9">Header</text:p>
      <text:p text:style-name="P3"><text:span text:style-name="T4">Container :</text:span></text:p>
      <text:p text:style-name="P3"><text:span text:style-name="T4">→ <text:s/></text:span>Image : Carte de France – <text:span text:style-name="T2">Département clicquable <text:s text:c="35"/></text:span><text:span text:style-name="T5">JAVASCRIPT</text:span><text:span text:style-name="T2"> </text:span></text:p>
      <text:p text:style-name="P3"/>
      <text:p text:style-name="P9">Footer</text:p>
      <text:p text:style-name="P2"/>
      <text:p text:style-name="P7">PHP</text:p>
      <text:p text:style-name="P7"/>
      <text:p text:style-name="P10">Il est ensuite renvoyé vers une API <text:s/>représentée par une carte en relation avec des données de</text:p>
      <text:p text:style-name="P10">géolocalisation.</text:p>
      <text:p text:style-name="P7"/>
      <text:p text:style-name="P8">Api - Géolocalisation</text:p>
      <text:p text:style-name="P4"/>
      <text:p text:style-name="P4">2 – <text:span text:style-name="T7">Une n</text:span>ouvelle <text:span text:style-name="T4">carte et </text:span>vue <text:s/><text:span text:style-name="T4">sur </text:span>département. <text:span text:style-name="T4">(api) est générée. </text:span></text:p>
      <text:p text:style-name="P4"/>
      <text:p text:style-name="P5"><text:tab/><text:span text:style-name="T6">Une vignette (Un monument) revoie sur une image.</text:span></text:p>
      <text:p text:style-name="P4"/>
      <text:p text:style-name="P4"><text:span text:style-name="T3"><text:tab/>2.1 </text:span><text:s/>– Miniature <text:s/><text:span text:style-name="T4">lien ← </text:span><text:s/>BDD  <text:s/></text:p>
      <text:p text:style-name="P13">Les relations BDD sont faite de la façon suivante :</text:p>
      <text:p text:style-name="P13"/>
      <text:p text:style-name="P13">- Les départements</text:p>
      <text:p text:style-name="P13">- Les régions</text:p>
      <text:p text:style-name="P13">- Les villes</text:p>
      <text:p text:style-name="P5">- <text:span text:style-name="T7">Les images</text:span></text:p>
      <text:p text:style-name="P5"/>
      <text:p text:style-name="P5"><text:span text:style-name="T3"><text:tab/>js/</text:span>Php </text:p>
      <text:p text:style-name="P4"/>
      <text:p text:style-name="P4"><text:span text:style-name="T3"><text:tab/>2.2</text:span> – <text:span text:style-name="T4">Nouvelle vue : </text:span>Image <text:s/><text:span text:style-name="T4">← BDD</text:span>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57:06.118615669</meta:creation-date>
    <dc:date>2019-01-09T13:55:55.249765330</dc:date>
    <meta:editing-duration>PT21M11S</meta:editing-duration>
    <meta:editing-cycles>6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24" meta:word-count="107" meta:character-count="692" meta:non-whitespace-character-count="542"/>
  </office:meta>
</office:document-meta>
</file>